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6f25" officeooo:paragraph-rsid="00066f25"/>
    </style:style>
    <style:style style:name="P2" style:family="paragraph" style:parent-style-name="Standard">
      <style:paragraph-properties fo:text-align="start" style:justify-single-word="false"/>
      <style:text-properties fo:font-weight="bold" officeooo:rsid="000cecac" officeooo:paragraph-rsid="000ceca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eab76" officeooo:paragraph-rsid="000eab7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d3ca6" officeooo:paragraph-rsid="000d3ca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d4cb3" officeooo:paragraph-rsid="000d4cb3" style:font-weight-asian="normal" style:font-weight-complex="normal"/>
    </style:style>
    <style:style style:name="P6" style:family="paragraph" style:parent-style-name="Standard" style:list-style-name="L12">
      <style:paragraph-properties fo:text-align="start" style:justify-single-word="false"/>
      <style:text-properties fo:font-weight="normal" officeooo:rsid="000d4cb3" officeooo:paragraph-rsid="000d4cb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eab76" officeooo:paragraph-rsid="000eab7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fdfb9" officeooo:paragraph-rsid="000fdfb9" style:font-weight-asian="normal" style:font-weight-complex="normal"/>
    </style:style>
    <style:style style:name="P9" style:family="paragraph" style:parent-style-name="Standard" style:list-style-name="L13">
      <style:paragraph-properties fo:text-align="start" style:justify-single-word="false"/>
      <style:text-properties fo:font-weight="normal" officeooo:rsid="000fdfb9" officeooo:paragraph-rsid="000fdfb9" style:font-weight-asian="normal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fo:font-weight="bold" officeooo:rsid="000cecac" officeooo:paragraph-rsid="000cecac" style:font-weight-asian="bold" style:font-weight-complex="bold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fo:font-size="12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12pt"/>
    </style:style>
    <style:style style:name="T1" style:family="text">
      <style:text-properties officeooo:rsid="000d4cb3"/>
    </style:style>
    <style:style style:name="T2" style:family="text">
      <style:text-properties officeooo:rsid="000dc943"/>
    </style:style>
    <style:style style:name="T3" style:family="text">
      <style:text-properties officeooo:rsid="000e5955"/>
    </style:style>
    <style:style style:name="T4" style:family="text">
      <style:text-properties officeooo:rsid="000f12f3"/>
    </style:style>
    <style:style style:name="T5" style:family="text">
      <style:text-properties officeooo:rsid="00100d58"/>
    </style:style>
    <style:style style:name="T6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style:style style:name="gr1" style:family="graphic">
      <style:graphic-properties svg:stroke-width="0.0201in" svg:stroke-color="#000000" draw:marker-start-width="0.0799in" draw:marker-end-width="0.0799in" draw:fill-color="#ffffff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000000" draw:fill-color="#ffffff" draw:textarea-horizontal-align="center" draw:textarea-vertical-align="middle" fo:padding-top="0.0098in" fo:padding-bottom="0.0098in" fo:padding-left="0.0098in" fo:padding-right="0.0098in" style:run-through="foreground"/>
    </style:style>
    <style:style style:name="gr4" style:family="graphic">
      <style:graphic-properties draw:stroke="none" svg:stroke-width="0.0201in" svg:stroke-color="#000000" draw:fill="none" draw:fill-color="#ffffff" fo:min-height="0.2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01in" svg:stroke-color="#000000" draw:fill="none" draw:fill-color="#ffffff" fo:min-height="0.221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.0201in" svg:stroke-color="#000000" draw:fill="none" draw:fill-color="#ffffff" fo:min-height="0.3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201in" svg:stroke-color="#000000" draw:fill="none" draw:fill-color="#ffffff" fo:min-height="0.2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201in" svg:stroke-color="#000000" draw:fill="none" draw:fill-color="#ffffff" fo:min-height="0.403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201in" svg:stroke-color="#000000" draw:fill="none" draw:fill-color="#ffffff" fo:min-height="0.383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.0201in" svg:stroke-color="#000000" draw:fill="none" draw:fill-color="#ffffff" fo:min-height="0.4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201in" svg:stroke-color="#000000" draw:fill-color="#ffff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1" draw:style-name="gr2"><draw:line draw:style-name="gr3" draw:text-style-name="P11" svg:x1="0.0681in" svg:y1="5.489in" svg:x2="0.2697in" svg:y2="5.2874in"><text:p/></draw:line><draw:line draw:style-name="gr3" draw:text-style-name="P11" svg:x1="0.4492in" svg:y1="5.489in" svg:x2="0.2701in" svg:y2="5.3098in"><text:p/></draw:line><draw:line draw:style-name="gr3" draw:text-style-name="P11" svg:x1="0.2472in" svg:y1="4.9846in" svg:x2="0.2472in" svg:y2="5.3098in"><text:p/></draw:line><draw:line draw:style-name="gr3" draw:text-style-name="P11" svg:x1="0.1236in" svg:y1="4.9846in" svg:x2="0.3811in" svg:y2="4.9846in"><text:p/></draw:line><draw:circle draw:style-name="gr3" draw:text-style-name="P12" svg:width="0.2142in" svg:height="0.2142in" svg:x="0.1236in" svg:y="4.75in"><text:p/></draw:circle></draw:g><draw:g text:anchor-type="paragraph" draw:z-index="9" draw:style-name="gr2"><draw:line draw:style-name="gr3" draw:text-style-name="P11" svg:x1="-0.1154in" svg:y1="2.5575in" svg:x2="0.0862in" svg:y2="2.3559in"><text:p/></draw:line><draw:line draw:style-name="gr3" draw:text-style-name="P11" svg:x1="0.2654in" svg:y1="2.5583in" svg:x2="0.0862in" svg:y2="2.3791in"><text:p/></draw:line><draw:line draw:style-name="gr3" draw:text-style-name="P11" svg:x1="0.0638in" svg:y1="2.0531in" svg:x2="0.0638in" svg:y2="2.3783in"><text:p/></draw:line><draw:line draw:style-name="gr3" draw:text-style-name="P11" svg:x1="-0.0598in" svg:y1="2.0531in" svg:x2="0.1976in" svg:y2="2.0531in"><text:p/></draw:line><draw:circle draw:style-name="gr3" draw:text-style-name="P12" svg:width="0.2142in" svg:height="0.2142in" svg:x="-0.0598in" svg:y="1.8193in"><text:p/></draw:circle></draw:g><draw:g text:anchor-type="paragraph" draw:z-index="13" draw:style-name="gr2"><draw:line draw:style-name="gr3" draw:text-style-name="P11" svg:x1="6.4319in" svg:y1="2.3744in" svg:x2="6.6335in" svg:y2="2.1728in"><text:p/></draw:line><draw:line draw:style-name="gr3" draw:text-style-name="P11" svg:x1="6.8126in" svg:y1="2.3744in" svg:x2="6.6335in" svg:y2="2.1953in"><text:p/></draw:line><draw:line draw:style-name="gr3" draw:text-style-name="P11" svg:x1="6.611in" svg:y1="1.8701in" svg:x2="6.611in" svg:y2="2.1953in"><text:p/></draw:line><draw:line draw:style-name="gr3" draw:text-style-name="P11" svg:x1="6.4874in" svg:y1="1.8701in" svg:x2="6.7449in" svg:y2="1.8701in"><text:p/></draw:line><draw:circle draw:style-name="gr3" draw:text-style-name="P12" svg:width="0.2142in" svg:height="0.2142in" svg:x="6.4874in" svg:y="1.6354in"><text:p/></draw:circle></draw:g><draw:rect text:anchor-type="paragraph" draw:z-index="0" draw:style-name="gr1" draw:text-style-name="P11" svg:width="4.8823in" svg:height="4.6925in" svg:x="0.9102in" svg:y="1.3665in"><text:p/></draw:rect><draw:frame text:anchor-type="paragraph" draw:z-index="2" draw:style-name="gr4" draw:text-style-name="P14" svg:width="1.0933in" svg:height="0.2323in" svg:x="-0.2661in" svg:y="5.6307in"><draw:text-box><text:p text:style-name="P13">Visitor</text:p></draw:text-box></draw:frame><draw:frame text:anchor-type="paragraph" draw:z-index="3" draw:style-name="gr5" draw:text-style-name="P14" svg:width="1.4705in" svg:height="0.2413in" svg:x="1.4555in" svg:y="4.7992in"><draw:text-box><text:p text:style-name="P13">Viewing pastes</text:p></draw:text-box></draw:frame><draw:frame text:anchor-type="paragraph" draw:z-index="4" draw:style-name="gr6" draw:text-style-name="P14" svg:width="4.9614in" svg:height="0.3295in" svg:x="0.8465in" svg:y="0.9591in"><draw:text-box><text:p text:style-name="P13">A pastebin web application developed in Python using Django</text:p></draw:text-box></draw:frame><draw:frame text:anchor-type="paragraph" draw:z-index="5" draw:style-name="gr7" draw:text-style-name="P15" svg:width="1.4713in" svg:height="0.2217in" svg:x="1.4752in" svg:y="5.1472in"><draw:text-box><text:p text:style-name="P13"><text:span text:style-name="T6">Adding pastes</text:span></text:p></draw:text-box></draw:frame><draw:frame text:anchor-type="paragraph" draw:z-index="6" draw:style-name="gr8" draw:text-style-name="P14" svg:width="1.4705in" svg:height="0.4232in" svg:x="1.4165in" svg:y="1.7528in"><draw:text-box><text:p text:style-name="P13">Marking pastes as favorites</text:p></draw:text-box></draw:frame><draw:frame text:anchor-type="paragraph" draw:z-index="7" draw:style-name="gr9" draw:text-style-name="P14" svg:width="1.4705in" svg:height="0.4039in" svg:x="1.4071in" svg:y="2.2563in"><draw:text-box><text:p text:style-name="P13">Adding comments</text:p></draw:text-box></draw:frame><draw:frame text:anchor-type="paragraph" draw:z-index="8" draw:style-name="gr5" draw:text-style-name="P14" svg:width="1.4705in" svg:height="0.2413in" svg:x="1.4071in" svg:y="2.7591in"><draw:text-box><text:p text:style-name="P13">Deleting own pastes</text:p></draw:text-box></draw:frame><draw:frame text:anchor-type="paragraph" draw:z-index="10" draw:style-name="gr10" draw:text-style-name="P14" svg:width="1.0933in" svg:height="0.4039in" svg:x="-0.4492in" svg:y="2.7in"><draw:text-box><text:p text:style-name="P13">Registered user</text:p></draw:text-box></draw:frame><draw:frame text:anchor-type="paragraph" draw:z-index="11" draw:style-name="gr5" draw:text-style-name="P14" svg:width="1.4705in" svg:height="0.2413in" svg:x="4.0764in" svg:y="1.7236in"><draw:text-box><text:p text:style-name="P13">Deleting pastes</text:p></draw:text-box></draw:frame><draw:frame text:anchor-type="paragraph" draw:z-index="12" draw:style-name="gr5" draw:text-style-name="P14" svg:width="1.4705in" svg:height="0.2413in" svg:x="4.0665in" svg:y="2.2752in"><draw:text-box><text:p text:style-name="P13">Deleting comments</text:p></draw:text-box></draw:frame><draw:frame text:anchor-type="paragraph" draw:z-index="14" draw:style-name="gr4" draw:text-style-name="P14" svg:width="1.0933in" svg:height="0.2323in" svg:x="6.098in" svg:y="2.5161in"><draw:text-box><text:p text:style-name="P13">Administrator</text:p></draw:text-box></draw:frame><draw:line text:anchor-type="paragraph" draw:z-index="15" draw:style-name="gr11" draw:text-style-name="P11" svg:x1="1.4169in" svg:y1="1.9264in" svg:x2="0.3917in" svg:y2="2.1583in"><text:p/></draw:line><draw:line text:anchor-type="paragraph" draw:z-index="16" draw:style-name="gr11" draw:text-style-name="P11" svg:x1="1.4071in" svg:y1="2.439in" svg:x2="0.498in" svg:y2="2.3327in"><text:p/></draw:line><draw:line text:anchor-type="paragraph" draw:z-index="17" draw:style-name="gr11" draw:text-style-name="P11" svg:x1="1.4067in" svg:y1="2.8551in" svg:x2="0.5465in" svg:y2="2.5744in"><text:p/></draw:line><draw:line text:anchor-type="paragraph" draw:z-index="18" draw:style-name="gr11" draw:text-style-name="P11" svg:x1="1.4555in" svg:y1="4.9146in" svg:x2="0.6917in" svg:y2="5.0307in"><text:p/></draw:line><draw:line text:anchor-type="paragraph" draw:z-index="19" draw:style-name="gr11" draw:text-style-name="P11" svg:x1="1.4748in" svg:y1="5.2437in" svg:x2="0.711in" svg:y2="5.1756in"><text:p/></draw:line><draw:line text:anchor-type="paragraph" draw:z-index="20" draw:style-name="gr11" draw:text-style-name="P11" svg:x1="5.5465in" svg:y1="1.8102in" svg:x2="6.2429in" svg:y2="1.965in"><text:p/></draw:line><draw:line text:anchor-type="paragraph" draw:z-index="21" draw:style-name="gr11" draw:text-style-name="P11" svg:x1="5.5366in" svg:y1="2.352in" svg:x2="6.2331in" svg:y2="2.2264in"><text:p/></draw:line></text:p>
      <text:p text:style-name="P10">Uploading a paste</text:p>
      <text:p text:style-name="P2"/>
      <text:p text:style-name="P4">Goal:<text:tab/>user uploads a paste which can then be viewed</text:p>
      <text:p text:style-name="P4">Users:<text:tab/>guest/<text:span text:style-name="T1">registered user</text:span></text:p>
      <text:p text:style-name="P4"/>
      <text:p text:style-name="P4">1. user fills the form on the front page</text:p>
      <text:p text:style-name="P4">2. user submits the form containing the paste's content</text:p>
      <text:list xml:id="list735303105307080588" text:style-name="L12">
        <text:list-item>
          <text:p text:style-name="P6">if <text:span text:style-name="T2">a </text:span>title <text:span text:style-name="T2">isn't provided</text:span>, it is changed automatically to “Untitled”</text:p>
        </text:list-item>
        <text:list-item>
          <text:p text:style-name="P6">if <text:span text:style-name="T2">any </text:span>text <text:span text:style-name="T2">isn't provided</text:span>, user is returned to the form</text:p>
        </text:list-item>
      </text:list>
      <text:p text:style-name="P5">3. paste is uploaded and <text:span text:style-name="T3">the </text:span>user is redirected to it</text:p>
      <text:p text:style-name="P4"/>
      <text:p text:style-name="P3">Adding a comment</text:p>
      <text:p text:style-name="P7"/>
      <text:p text:style-name="P7">Goal: user adds a comment to a paste</text:p>
      <text:p text:style-name="P7">Precondition<text:span text:style-name="T4">s</text:span>: user <text:span text:style-name="T5">is logged in</text:span></text:p>
      <text:p text:style-name="P8">Users: registered user</text:p>
      <text:p text:style-name="P8"/>
      <text:p text:style-name="P8">1. user fills the comment form</text:p>
      <text:p text:style-name="P8">2. user submits the form containing the comment</text:p>
      <text:list xml:id="list901789695562753890" text:style-name="L13">
        <text:list-item>
          <text:p text:style-name="P9">if any text isn't provided, user is returned to the form</text:p>
        </text:list-item>
      </text:list>
      <text:p text:style-name="P8">3. comment is added and can be viewed by oth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12:08:01.973990413</meta:creation-date>
    <dc:date>2015-03-21T11:41:03.927008098</dc:date>
    <meta:editing-duration>PT21M44S</meta:editing-duration>
    <meta:editing-cycles>17</meta:editing-cycles>
    <meta:generator>LibreOffice/4.4.0.3$Linux_X86_64 LibreOffice_project/40m0$Build-3</meta:generator>
    <meta:document-statistic meta:table-count="0" meta:image-count="0" meta:object-count="0" meta:page-count="2" meta:paragraph-count="16" meta:word-count="124" meta:character-count="657" meta:non-whitespace-character-count="552"/>
  </office:meta>
</office:document-meta>
</file>